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70214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בנה הסמכה- "שפדן".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שד' מרילנד ראשל"צ בתוך מתחם שפדן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67"/>9635111 <text:s text:c="76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מתג פיקוד כבאים בכניסה למבנה <text:s text:c="7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חיצוני ממקום מעבר לכביש מצפון למבנה, בעלייה.</text:span></text:p>
      <text:p text:style-name="P1"><text:span text:style-name="T1">מיקום ברזי כיבוי עיקריים "3</text:span><text:span text:style-name="T4"> <text:s text:c="2"/>מסביב למבנה הסמכה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ליאור פסט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246985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תומר קריצ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9635125</text:p>
          </table:table-cell>
          <table:table-cell table:style-name="Table2.A1" office:value-type="string">
            <text:p text:style-name="P14">050-8773709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בי זרבי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4">9635128</text:p>
          </table:table-cell>
          <table:table-cell table:style-name="Table2.A1" office:value-type="string">
            <text:p text:style-name="P14">050-7952328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עופר ברמן</text:p>
          </table:table-cell>
          <table:table-cell table:style-name="Table2.A1" office:value-type="string">
            <text:p text:style-name="P14">מנהל מתקן</text:p>
          </table:table-cell>
          <table:table-cell table:style-name="Table2.A1" office:value-type="string">
            <text:p text:style-name="P14">9635170</text:p>
          </table:table-cell>
          <table:table-cell table:style-name="Table2.A1" office:value-type="string">
            <text:p text:style-name="P14">050-8772550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חשמל מתח גבוה (שנאים) נמצא בחזית <text:s/>צפ' חיצוני</text:p>
          </table:table-cell>
        </table:table-row>
        <table:table-row table:style-name="Table3.1">
          <table:table-cell table:style-name="Table3.A1" office:value-type="string">
            <text:p text:style-name="P14">חדר חשמל מתח נמוך בגלריה- כשל במערכת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פליטת גז מימן גופרתי </text:span><text:span text:style-name="T4">H</text:span><text:span text:style-name="T4">2</text:span><text:span text:style-name="T4">s</text:span><text:span text:style-name="T4"> דליק רעיל כתוצאה מתהליך ההסמכה והסחיטה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המבנה משמש כתחנת שאיבה לביצה, בסמוך למבנה מתוך פולימריום . בכניסה למבנה יש לוח פיקוד כבאים עם מתג חשמל גנרטור.</text:p>
          </table:table-cell>
        </table:table-row>
        <table:table-row table:style-name="Table5.1">
          <table:table-cell table:style-name="Table5.A1" office:value-type="string">
            <text:p text:style-name="P14">במרתף יש מנהרת צינורות מופרדת הפרדת אש מהמבנה, במרתף יש מע' ספרינקלרים, כמו כן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קיימת מע' מתזים בכל המבנה מלבד מחסן פולימרים. שהכניסה אליו נפרדת . גנרטור גיבוי </text:span></text:p>
          </table:table-cell>
        </table:table-row>
        <table:table-row table:style-name="Table5.1">
          <table:table-cell table:style-name="Table5.A1" office:value-type="string">
            <text:p text:style-name="P14">למפוחים לשחרור עשן. חדר חשמל בגלריה יש יציאת חרום אל החוץ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1:38:00</meta:creation-date>
    <dc:creator>אתי מנצור</dc:creator>
    <dc:date>2013-08-12T01:38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63" meta:word-count="246" meta:character-count="1987"/>
    <meta:generator>OpenOffice/4.0.1$Win32 OpenOffice.org_project/401m5$Build-9714</meta:generator>
  </office:meta>
</office:document-meta>
</file>